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60000035B03932D9FF15EFA72.png" manifest:media-type="image/png"/>
  <manifest:file-entry manifest:full-path="Pictures/10000001000004AF0000021AAC8337E7974F5DEF.png" manifest:media-type="image/png"/>
  <manifest:file-entry manifest:full-path="Pictures/100000010000049E0000019D480EEC61202A7693.png" manifest:media-type="image/png"/>
  <manifest:file-entry manifest:full-path="Pictures/100000010000049E0000019DA18030204787C2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0.318cm" svg:y="0.056cm" svg:width="17cm" svg:height="5.939cm" draw:z-index="3"><draw:image xlink:href="Pictures/100000010000049E0000019DA18030204787C2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.344cm" svg:y="0.379cm" svg:width="17cm" svg:height="5.939cm" draw:z-index="2"><draw:image xlink:href="Pictures/100000010000049E0000019D480EEC61202A7693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661cm" svg:y="0.381cm" svg:width="17cm" svg:height="7.627cm" draw:z-index="0"><draw:image xlink:href="Pictures/10000001000004AF0000021AAC8337E7974F5D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265cm" svg:y="8.417cm" svg:width="17cm" svg:height="12.271cm" draw:z-index="1"><draw:image xlink:href="Pictures/10000001000004A60000035B03932D9FF15EFA7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7:40:37.810137676</meta:creation-date>
    <dc:date>2023-11-20T17:44:44.858435963</dc:date>
    <meta:editing-duration>PT4M7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